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875cm" svg:height="0.775cm" draw:transform="rotate (-1.97274565352919) translate (6.6805945699244cm 3.4071902481615cm)" svg:viewBox="0 0 4876 776" svg:d="M72 658c332 3 1499 108 2218 117 721 9 2063-69 2482-51 127 5 174-661-71-665-245-3-1156 154-1994 164-837 9-2155-189-2564-223-143-12-200 656-71 658z">
          <text:p/>
        </draw:path>
        <draw:path draw:style-name="gr1" draw:text-style-name="P1" draw:layer="layout" svg:width="2.86cm" svg:height="1.793cm" draw:transform="skewX (0.000698131700797723) rotate (-1.29503430497979) translate (4.9221917449375cm 2.9870624931754cm)" svg:viewBox="0 0 2861 1794" svg:d="M366 1794c313 3 825-153 1350-401 526-247 787-506 1112-752 170-130-376-761-545-621-449 374-455 403-866 621-412 219-1062 385-1305 371-243-13-61 779 254 782z">
          <text:p/>
        </draw:path>
        <draw:path draw:style-name="gr1" draw:text-style-name="P1" draw:layer="layout" svg:width="0.903cm" svg:height="0.66cm" draw:transform="skewX (0.00122173047639597) rotate (-2.15652882376419) translate (4.1107069715421cm 3.418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rotate (-2.15757602131539) translate (6.8536577737705cm 3.199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cm" draw:transform="skewX (0.00122173047639606) rotate (-2.15652882376419) translate (4.96987363820881cm 7.463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2cm" svg:height="0.661cm" draw:transform="rotate (-2.15687788961459) translate (4.54645781206571cm 2.381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98) rotate (-2.1556561591382) translate (6.41345731859431cm 2.2446291664946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57cm" svg:height="1.46cm" draw:transform="rotate (-0.386066830541146) translate (5.1753266321704cm 0.872241976326999cm)" svg:viewBox="0 0 958 1461" svg:d="M957 231c-14 217-426 1087-545 1208-118 121-449-286-409-418 40-133 295-779 310-940s658-67 644 150z">
          <text:p/>
        </draw:path>
        <draw:path draw:style-name="gr1" draw:text-style-name="P1" draw:layer="layout" svg:width="0.903cm" svg:height="0.66cm" draw:transform="skewX (0.00122173047639597) rotate (-2.15652882376419) translate (6.2328736382088cm 1.059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835cm" svg:height="0.55cm" draw:transform="skewX (0.00139626340159553) rotate (-2.15705242253979) translate (5.4454725199636cm 1.83302411095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5:08:39.457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10"/>
  </office:meta>
</office:document-meta>
</file>